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26">
            <text:p>132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42">
            <text:p>164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200">
            <text:p>120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48">
            <text:p>164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72">
            <text:p>117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37">
            <text:p>163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129">
            <text:p>112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58">
            <text:p>165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68">
            <text:p>106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29">
            <text:p>162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92">
            <text:p>89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39">
            <text:p>83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70">
            <text:p>57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46">
            <text:p>54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404">
            <text:p>40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87">
            <text:p>87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0:59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